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</office:automatic-styles>
  <office:body>
    <office:text>
      <text:p text:style-name="P1"><text:span text:style-name="T1_1">Uwaga</text:span><text:span text:style-name="T1_2">,<text:s/></text:span><text:span text:style-name="T1_3">uwaga</text:span><text:span text:style-name="T1_4">!<text:s/></text:span><text:span text:style-name="T1_5">To</text:span><text:span text:style-name="T1_6"><text:s/></text:span><text:span text:style-name="T1_7">znowu</text:span><text:span text:style-name="T1_8"><text:s/></text:span><text:span text:style-name="T1_9">my</text:span><text:span text:style-name="T1_10">!</text:span></text:p>
      <text:p text:style-name="P2"><text:span text:style-name="T2_1">„</text:span><text:span text:style-name="T2_2">Equestria</text:span><text:span text:style-name="T2_3"><text:s/></text:span><text:span text:style-name="T2_4">Times</text:span><text:span text:style-name="T2_5">”<text:s/></text:span><text:span text:style-name="T2_6">pojawia</text:span><text:span text:style-name="T2_7"><text:s/></text:span><text:span text:style-name="T2_8">się</text:span><text:span text:style-name="T2_9"><text:s/></text:span><text:span text:style-name="T2_10">już</text:span><text:span text:style-name="T2_11"><text:s/></text:span><text:span text:style-name="T2_12">po</text:span><text:span text:style-name="T2_13"><text:s/></text:span><text:span text:style-name="T2_14">raz</text:span><text:span text:style-name="T2_15"><text:s/></text:span><text:span text:style-name="T2_16">trzeci</text:span><text:span text:style-name="T2_17"><text:s/></text:span><text:span text:style-name="T2_18">i</text:span><text:span text:style-name="T2_19"><text:s/></text:span><text:span text:style-name="T2_20">to</text:span><text:span text:style-name="T2_21"><text:s/></text:span><text:span text:style-name="T2_22">akurat</text:span><text:span text:style-name="T2_23"><text:s/></text:span><text:span text:style-name="T2_24">w</text:span><text:span text:style-name="T2_25"><text:s/></text:span><text:span text:style-name="T2_26">okresie</text:span><text:span text:style-name="T2_27">,<text:s/></text:span><text:span text:style-name="T2_28">gdy</text:span><text:span text:style-name="T2_29"><text:s/></text:span><text:span text:style-name="T2_30">część</text:span><text:span text:style-name="T2_31"><text:s/></text:span><text:span text:style-name="T2_32">czytelników</text:span><text:span text:style-name="T2_33"><text:s/></text:span><text:span text:style-name="T2_34">będzie</text:span><text:span text:style-name="T2_35"><text:s/></text:span><text:span text:style-name="T2_36">mogła</text:span><text:span text:style-name="T2_37"><text:s/></text:span><text:span text:style-name="T2_38">czytać</text:span><text:span text:style-name="T2_39"><text:s/></text:span><text:span text:style-name="T2_40">go</text:span><text:span text:style-name="T2_41"><text:s/></text:span><text:span text:style-name="T2_42">spokojnie</text:span><text:span text:style-name="T2_43"><text:s/></text:span><text:span text:style-name="T2_44">podczas</text:span><text:span text:style-name="T2_45"><text:s/></text:span><text:span text:style-name="T2_46">ferii</text:span><text:span text:style-name="T2_47">,<text:s/></text:span><text:span text:style-name="T2_48">podczas</text:span><text:span text:style-name="T2_49"><text:s/></text:span><text:span text:style-name="T2_50">gdy</text:span><text:span text:style-name="T2_51"><text:s/></text:span><text:span text:style-name="T2_52">innym</text:span><text:span text:style-name="T2_53"><text:s/></text:span><text:span text:style-name="T2_54">posłuży</text:span><text:span text:style-name="T2_55"><text:s/></text:span><text:span text:style-name="T2_56">jako</text:span><text:span text:style-name="T2_57"><text:s/></text:span><text:span text:style-name="T2_58">przerywnik</text:span><text:span text:style-name="T2_59"><text:s/></text:span><text:span text:style-name="T2_60">w</text:span><text:span text:style-name="T2_61"><text:s/></text:span><text:span text:style-name="T2_62">czasie</text:span><text:span text:style-name="T2_63"><text:s/></text:span><text:span text:style-name="T2_64">kolejnej</text:span><text:span text:style-name="T2_65">,<text:s/></text:span><text:span text:style-name="T2_66">męczącej</text:span><text:span text:style-name="T2_67"><text:s/></text:span><text:span text:style-name="T2_68">sesji</text:span><text:span text:style-name="T2_69">.</text:span></text:p>
      <text:p text:style-name="P3"><text:span text:style-name="T3_1">A</text:span><text:span text:style-name="T3_2"><text:s/></text:span><text:span text:style-name="T3_3">co</text:span><text:span text:style-name="T3_4"><text:s/></text:span><text:span text:style-name="T3_5">zaoferujemy</text:span><text:span text:style-name="T3_6"><text:s/></text:span><text:span text:style-name="T3_7">Wam</text:span><text:span text:style-name="T3_8"><text:s/></text:span><text:span text:style-name="T3_9">tym</text:span><text:span text:style-name="T3_10"><text:s/></text:span><text:span text:style-name="T3_11">razem</text:span><text:span text:style-name="T3_12">?<text:s/></text:span><text:span text:style-name="T3_13">Naturalnie</text:span><text:span text:style-name="T3_14"><text:s/></text:span><text:span text:style-name="T3_15">wieści</text:span><text:span text:style-name="T3_16"><text:s/></text:span><text:span text:style-name="T3_17">ze</text:span><text:span text:style-name="T3_18"><text:s/></text:span><text:span text:style-name="T3_19">świata</text:span><text:span text:style-name="T3_20"><text:s/></text:span><text:span text:style-name="T3_21">i</text:span><text:span text:style-name="T3_22"><text:s/></text:span><text:span text:style-name="T3_23">recenzje</text:span><text:span text:style-name="T3_24"><text:s/></text:span><text:span text:style-name="T3_25">opowiadań</text:span><text:span text:style-name="T3_26">,<text:s/></text:span><text:span text:style-name="T3_27">choć</text:span><text:span text:style-name="T3_28"><text:s/></text:span><text:span text:style-name="T3_29">oczywiście</text:span><text:span text:style-name="T3_30"><text:s/></text:span><text:span text:style-name="T3_31">nie</text:span><text:span text:style-name="T3_32"><text:s/></text:span><text:span text:style-name="T3_33">tylko</text:span><text:span text:style-name="T3_34">.<text:s/></text:span><text:span text:style-name="T3_35">Tradycyjnie</text:span><text:span text:style-name="T3_36"><text:s/></text:span><text:span text:style-name="T3_37">pojawi</text:span><text:span text:style-name="T3_38"><text:s/></text:span><text:span text:style-name="T3_39">się</text:span><text:span text:style-name="T3_40"><text:s/></text:span><text:span text:style-name="T3_41">wywiad</text:span><text:span text:style-name="T3_42">,<text:s/></text:span><text:span text:style-name="T3_43">tym</text:span><text:span text:style-name="T3_44"><text:s/></text:span><text:span text:style-name="T3_45">razem</text:span><text:span text:style-name="T3_46"><text:s/></text:span><text:span text:style-name="T3_47">ze</text:span><text:span text:style-name="T3_48"><text:s/></text:span><text:span text:style-name="T3_49">znanym</text:span><text:span text:style-name="T3_50"><text:s/></text:span><text:span text:style-name="T3_51">i</text:span><text:span text:style-name="T3_52"><text:s/></text:span><text:span text:style-name="T3_53">wybitnie</text:span><text:span text:style-name="T3_54"><text:s/></text:span><text:span text:style-name="T3_55">utalentowanym</text:span><text:span text:style-name="T3_56"><text:s/></text:span><text:span text:style-name="T3_57">polskim</text:span><text:span text:style-name="T3_58"><text:s/></text:span><text:span text:style-name="T3_59">artystą</text:span><text:span text:style-name="T3_60"><text:s/>–<text:s/></text:span><text:span text:style-name="T3_61">Ruhisu</text:span><text:span text:style-name="T3_62">.<text:s/></text:span><text:span text:style-name="T3_63">Spieszę</text:span><text:span text:style-name="T3_64"><text:s/></text:span><text:span text:style-name="T3_65">również</text:span><text:span text:style-name="T3_66"><text:s/></text:span><text:span text:style-name="T3_67">z</text:span><text:span text:style-name="T3_68"><text:s/></text:span><text:span text:style-name="T3_69">informacją</text:span><text:span text:style-name="T3_70">,<text:s/></text:span><text:span text:style-name="T3_71">iż</text:span><text:span text:style-name="T3_72"><text:s/></text:span><text:span text:style-name="T3_73">w</text:span><text:span text:style-name="T3_74"><text:s/></text:span><text:span text:style-name="T3_75">tym</text:span><text:span text:style-name="T3_76"><text:s/></text:span><text:span text:style-name="T3_77">numerze</text:span><text:span text:style-name="T3_78"><text:s/></text:span><text:span text:style-name="T3_79">ponownie</text:span><text:span text:style-name="T3_80"><text:s/></text:span><text:span text:style-name="T3_81">pojawi</text:span><text:span text:style-name="T3_82"><text:s/></text:span><text:span text:style-name="T3_83">się</text:span><text:span text:style-name="T3_84"><text:s/></text:span><text:span text:style-name="T3_85">Przegląd</text:span><text:span text:style-name="T3_86"><text:s/></text:span><text:span text:style-name="T3_87">Muzyczny</text:span><text:span text:style-name="T3_88">,<text:s/></text:span><text:span text:style-name="T3_89">no</text:span><text:span text:style-name="T3_90"><text:s/></text:span><text:span text:style-name="T3_91">i</text:span><text:span text:style-name="T3_92"><text:s/></text:span><text:span text:style-name="T3_93">niestety</text:span><text:span text:style-name="T3_94"><text:s/></text:span><text:span text:style-name="T3_95">pożegnamy</text:span><text:span text:style-name="T3_96"><text:s/></text:span><text:span text:style-name="T3_97">jedną</text:span><text:span text:style-name="T3_98"><text:s/></text:span><text:span text:style-name="T3_99">z</text:span><text:span text:style-name="T3_100"><text:s/></text:span><text:span text:style-name="T3_101">naszych</text:span><text:span text:style-name="T3_102"><text:s/></text:span><text:span text:style-name="T3_103">najlepszych</text:span><text:span text:style-name="T3_104"><text:s/></text:span><text:span text:style-name="T3_105">serii</text:span><text:span text:style-name="T3_106"><text:s/>–<text:s/></text:span><text:span text:style-name="T3_107">tak</text:span><text:span text:style-name="T3_108">,<text:s/></text:span><text:span text:style-name="T3_109">tak</text:span><text:span text:style-name="T3_110">,<text:s/></text:span><text:span text:style-name="T3_111">przed</text:span><text:span text:style-name="T3_112"><text:s/></text:span><text:span text:style-name="T3_113">Wami</text:span><text:span text:style-name="T3_114"><text:s/></text:span><text:span text:style-name="T3_115">finał</text:span><text:span text:style-name="T3_116"><text:s/></text:span><text:span text:style-name="T3_117">Sekretów</text:span><text:span text:style-name="T3_118"><text:s/></text:span><text:span text:style-name="T3_119">Wieży</text:span><text:span text:style-name="T3_120"><text:s/></text:span><text:span text:style-name="T3_121">Zegarowej</text:span><text:span text:style-name="T3_122">.<text:s/></text:span><text:span text:style-name="T3_123">Szczęśliwie</text:span><text:span text:style-name="T3_124"><text:s/></text:span><text:span text:style-name="T3_125">przygarnęliśmy</text:span><text:span text:style-name="T3_126"><text:s/></text:span><text:span text:style-name="T3_127">kolejną</text:span><text:span text:style-name="T3_128"><text:s/>–<text:s/></text:span><text:span text:style-name="T3_129">tym</text:span><text:span text:style-name="T3_130"><text:s/></text:span><text:span text:style-name="T3_131">razem</text:span><text:span text:style-name="T3_132"><text:s/></text:span><text:span text:style-name="T3_133">autorstwa</text:span><text:span text:style-name="T3_134"><text:s/></text:span><text:span text:style-name="T3_135">Poulsena</text:span><text:span text:style-name="T3_136">,<text:s/></text:span><text:span text:style-name="T3_137">której</text:span><text:span text:style-name="T3_138"><text:s/></text:span><text:span text:style-name="T3_139">sam</text:span><text:span text:style-name="T3_140"><text:s/></text:span><text:span text:style-name="T3_141">tytuł</text:span><text:span text:style-name="T3_142"><text:s/></text:span><text:span text:style-name="T3_143">już</text:span><text:span text:style-name="T3_144"><text:s/></text:span><text:span text:style-name="T3_145">jest</text:span><text:span text:style-name="T3_146"><text:s/></text:span><text:span text:style-name="T3_147">intrygujący</text:span><text:span text:style-name="T3_148"><text:s/></text:span><text:span text:style-name="T3_149">i</text:span><text:span text:style-name="T3_150"><text:s/></text:span><text:span text:style-name="T3_151">zachęcający</text:span><text:span text:style-name="T3_152"><text:s/></text:span><text:span text:style-name="T3_153">do</text:span><text:span text:style-name="T3_154"><text:s/></text:span><text:span text:style-name="T3_155">czytania</text:span><text:span text:style-name="T3_156">.</text:span></text:p>
      <text:p text:style-name="P4"><text:span text:style-name="T4_1">Naturalnie</text:span><text:span text:style-name="T4_2"><text:s/></text:span><text:span text:style-name="T4_3">oprócz</text:span><text:span text:style-name="T4_4"><text:s/></text:span><text:span text:style-name="T4_5">nich</text:span><text:span text:style-name="T4_6"><text:s/></text:span><text:span text:style-name="T4_7">w</text:span><text:span text:style-name="T4_8"><text:s/></text:span><text:span text:style-name="T4_9">numerze</text:span><text:span text:style-name="T4_10"><text:s/></text:span><text:span text:style-name="T4_11">pojawi</text:span><text:span text:style-name="T4_12"><text:s/></text:span><text:span text:style-name="T4_13">się</text:span><text:span text:style-name="T4_14"><text:s/></text:span><text:span text:style-name="T4_15">dużo</text:span><text:span text:style-name="T4_16"><text:s/></text:span><text:span text:style-name="T4_17">więcej</text:span><text:span text:style-name="T4_18"><text:s/></text:span><text:span text:style-name="T4_19">ciekawych</text:span><text:span text:style-name="T4_20"><text:s/></text:span><text:span text:style-name="T4_21">treści</text:span><text:span text:style-name="T4_22">.<text:s/></text:span><text:span text:style-name="T4_23">Napisałbym</text:span><text:span text:style-name="T4_24"><text:s/></text:span><text:span text:style-name="T4_25">o</text:span><text:span text:style-name="T4_26"><text:s/></text:span><text:span text:style-name="T4_27">nich</text:span><text:span text:style-name="T4_28">,<text:s/></text:span><text:span text:style-name="T4_29">lecz</text:span><text:span text:style-name="T4_30"><text:s/></text:span><text:span text:style-name="T4_31">przyszła</text:span><text:span text:style-name="T4_32"><text:s/></text:span><text:span text:style-name="T4_33">pora</text:span><text:span text:style-name="T4_34"><text:s/></text:span><text:span text:style-name="T4_35">ustąpić</text:span><text:span text:style-name="T4_36"><text:s/></text:span><text:span text:style-name="T4_37">miejsca</text:span><text:span text:style-name="T4_38"><text:s/></text:span><text:span text:style-name="T4_39">komuś</text:span><text:span text:style-name="T4_40"><text:s/></text:span><text:span text:style-name="T4_41">innemu</text:span><text:span text:style-name="T4_42">.<text:s/></text:span><text:span text:style-name="T4_43">Matyas</text:span><text:span text:style-name="T4_44"><text:s/>–<text:s/></text:span><text:span text:style-name="T4_45">w</text:span><text:span text:style-name="T4_46"><text:s/></text:span><text:span text:style-name="T4_47">Twoje</text:span><text:span text:style-name="T4_48"><text:s/></text:span><text:span text:style-name="T4_49">ręce</text:span><text:span text:style-name="T4_50">…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